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14ed" officeooo:paragraph-rsid="000f14ed"/>
    </style:style>
    <style:style style:name="P2" style:family="paragraph" style:parent-style-name="Standard">
      <style:paragraph-properties fo:text-align="start" style:justify-single-word="false"/>
      <style:text-properties officeooo:rsid="000f14ed" officeooo:paragraph-rsid="000f14ed"/>
    </style:style>
    <style:style style:name="P3" style:family="paragraph" style:parent-style-name="Standard">
      <style:paragraph-properties fo:text-align="start" style:justify-single-word="false"/>
      <style:text-properties officeooo:paragraph-rsid="000f14e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f14ed" officeooo:paragraph-rsid="000f14ed"/>
    </style:style>
    <style:style style:name="P6" style:family="paragraph" style:parent-style-name="Table_20_Contents">
      <style:paragraph-properties fo:text-align="center" style:justify-single-word="false"/>
      <style:text-properties officeooo:rsid="000f14ed" officeooo:paragraph-rsid="001ee959"/>
    </style:style>
    <style:style style:name="T1" style:family="text">
      <style:text-properties officeooo:rsid="000f14ed"/>
    </style:style>
    <style:style style:name="T2" style:family="text">
      <style:text-properties officeooo:rsid="001ee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esting domain name </text:p>
      <table:table table:name="Table1" table:style-name="Table1">
        <table:table-column table:style-name="Table1.A" table:number-columns-repeated="3"/>
        <table:table-row table:style-name="TableLine93974588363264">
          <table:table-cell table:style-name="Table1.A1" office:value-type="string">
            <text:p text:style-name="P5">Open ports </text:p>
          </table:table-cell>
          <table:table-cell table:style-name="Table1.A1" office:value-type="string">
            <text:p text:style-name="P5">Status</text:p>
          </table:table-cell>
          <table:table-cell table:style-name="Table1.C1" office:value-type="string">
            <text:p text:style-name="P5">Domain</text:p>
          </table:table-cell>
        </table:table-row>
        <table:table-row table:style-name="TableLine93974588363264">
          <table:table-cell table:style-name="Table1.A2" office:value-type="string">
            <text:p text:style-name="P4">80/tcp</text:p>
          </table:table-cell>
          <table:table-cell table:style-name="Table1.A2" office:value-type="string">
            <text:p text:style-name="P5">open</text:p>
          </table:table-cell>
          <table:table-cell table:style-name="Table1.C2" office:value-type="string">
            <text:p text:style-name="P5">Http </text:p>
          </table:table-cell>
        </table:table-row>
        <table:table-row table:style-name="TableLine93974588363264">
          <table:table-cell table:style-name="Table1.A2" office:value-type="string">
            <text:p text:style-name="P4">443/tcp </text:p>
          </table:table-cell>
          <table:table-cell table:style-name="Table1.A2" office:value-type="string">
            <text:p text:style-name="P5">open</text:p>
          </table:table-cell>
          <table:table-cell table:style-name="Table1.C2" office:value-type="string">
            <text:p text:style-name="P5">Https </text:p>
          </table:table-cell>
        </table:table-row>
        <table:table-row table:style-name="TableLine93974588363264">
          <table:table-cell table:style-name="Table1.A2" office:value-type="string">
            <text:p text:style-name="P4"><text:span text:style-name="T2">8080</text:span>/tcp </text:p>
          </table:table-cell>
          <table:table-cell table:style-name="Table1.A2" office:value-type="string">
            <text:p text:style-name="P6">open</text:p>
          </table:table-cell>
          <table:table-cell table:style-name="Table1.C2" office:value-type="string">
            <text:p text:style-name="P5">http-proxy </text:p>
          </table:table-cell>
        </table:table-row>
        <table:table-row table:style-name="TableLine93974588363264">
          <table:table-cell table:style-name="Table1.A2" office:value-type="string">
            <text:p text:style-name="P4">8443/tcp </text:p>
          </table:table-cell>
          <table:table-cell table:style-name="Table1.A2" office:value-type="string">
            <text:p text:style-name="P6">Open</text:p>
          </table:table-cell>
          <table:table-cell table:style-name="Table1.C2" office:value-type="string">
            <text:p text:style-name="P4">https-alt</text:p>
          </table:table-cell>
        </table:table-row>
      </table:table>
      <text:p text:style-name="P1"/>
      <text:p text:style-name="P2"/>
      <text:p text:style-name="P2"/>
      <text:p text:style-name="P3"><text:span text:style-name="T1">scan firewall settings </text:span></text:p>
      <text:p text:style-name="P3"/>
      <text:p text:style-name="P3">Starting Nmap 7.80 ( https://nmap.org ) at 2022-05-18 11:56 EEST</text:p>
      <text:p text:style-name="P3">Nmap scan report for lrdirect.com (104.26.13.113)</text:p>
      <text:p text:style-name="P3">Host is up (0.064s latency).</text:p>
      <text:p text:style-name="P3">Other addresses for lrdirect.com (not scanned): 104.26.12.113 172.67.75.129 2606:4700:20::681a:d71 2606:4700:20::ac43:4b81 2606:4700:20::681a:c71</text:p>
      <text:p text:style-name="P3">Not shown: 996 filtered ports</text:p>
      <text:p text:style-name="P3">PORT <text:s text:c="4"/>STATE <text:s text:c="5"/>SERVICE</text:p>
      <text:p text:style-name="P3">80/tcp <text:s text:c="2"/>unfiltered http</text:p>
      <text:p text:style-name="P3">443/tcp <text:s/>unfiltered https</text:p>
      <text:p text:style-name="P3">8080/tcp unfiltered http-proxy</text:p>
      <text:p text:style-name="P3">8443/tcp unfiltered https-alt</text:p>
      <text:p text:style-name="P3"/>
      <text:p text:style-name="P3">Nmap done: 1 IP address (1 host up) scanned in 5.81 secon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36:36.071697322</meta:creation-date>
    <dc:date>2022-05-18T14:37:10.320961670</dc:date>
    <meta:editing-duration>PT2M54S</meta:editing-duration>
    <meta:editing-cycles>1</meta:editing-cycles>
    <meta:document-statistic meta:table-count="1" meta:image-count="0" meta:object-count="0" meta:page-count="1" meta:paragraph-count="28" meta:word-count="86" meta:character-count="654" meta:non-whitespace-character-count="575"/>
    <meta:generator>LibreOffice/6.4.7.2$Linux_X86_64 LibreOffice_project/40$Build-2</meta:generator>
  </office:meta>
</office:document-meta>
</file>